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Handler.Style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Handler.applyNextHandler( FaceletContext ctx , UICompon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yleHandler.onComponentCreated( FaceletContext context , UIComponent component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